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546cm" fo:min-width="6.017cm" fo:padding-top="0cm" fo:padding-bottom="0cm" fo:padding-left="0cm" fo:padding-right="0cm"/>
    </style:style>
    <style:style style:name="gr2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0.636cm" fo:min-width="8.5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8.26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3.745cm"/>
    </style:style>
    <style:style style:name="gr5" style:family="graphic" style:parent-style-name="standard" style:list-style-name="L1">
      <style:graphic-properties draw:stroke="none" draw:fill="none" fo:min-height="3.87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39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draw:fill="none" fo:min-height="2.64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4.715cm" fo:padding-top="0cm" fo:padding-bottom="0cm" fo:padding-left="0cm" fo:padding-right="0cm"/>
    </style:style>
    <style:style style:name="gr12" style:family="graphic" style:parent-style-name="standard" style:list-style-name="L1">
      <style:graphic-properties draw:stroke="none" draw:fill="none" fo:min-height="3.25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73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8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.9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1.945cm" fo:padding-top="0cm" fo:padding-bottom="0cm" fo:padding-left="0cm" fo:padding-right="0cm"/>
    </style:style>
    <style:style style:name="gr17" style:family="graphic" style:parent-style-name="standard">
      <style:graphic-properties svg:stroke-color="#12a8a4" draw:fill-color="#ffffff" draw:opacity="100%" draw:textarea-horizontal-align="justify" draw:textarea-vertical-align="middle" draw:auto-grow-height="false" fo:min-height="9.737cm" fo:min-width="5.088cm" draw:shadow="visible" draw:shadow-offset-x="0.071cm" draw:shadow-offset-y="0.071cm" draw:shadow-color="#cccccc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31cm" fo:padding-top="0cm" fo:padding-bottom="0cm" fo:padding-left="0cm" fo:padding-right="0cm"/>
    </style:style>
    <style:style style:name="gr19" style:family="graphic" style:parent-style-name="standard">
      <style:graphic-properties draw:stroke="none" draw:fill="none" fo:min-height="2.311cm"/>
    </style:style>
    <style:style style:name="gr20" style:family="graphic" style:parent-style-name="standard">
      <style:graphic-properties draw:stroke="none" draw:fill="none" fo:min-height="2.64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01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1.099cm"/>
    </style:style>
    <style:style style:name="gr23" style:family="graphic" style:parent-style-name="standard">
      <style:graphic-properties draw:stroke="none" draw:fill="none" fo:min-height="1.324cm"/>
    </style:style>
    <style:style style:name="gr24" style:family="graphic" style:parent-style-name="standard" style:list-style-name="L1">
      <style:graphic-properties draw:stroke="none" draw:fill="none" fo:min-height="2.339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9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2.274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3.4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style:font-name="Keraleeyam" fo:font-size="24pt" style:font-size-asian="24pt" style:font-size-complex="24pt"/>
    </style:style>
    <style:style style:name="P3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Keraleeyam" fo:font-size="14pt" fo:letter-spacing="0.06cm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text-properties style:font-name="Keraleeyam" fo:font-size="14pt" style:font-size-asian="14pt" style:font-size-complex="14pt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Keraleeyam"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style:font-name="Keraleeyam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color="#808080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style:font-name="Keraleeyam"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color="#999999"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margin-left="0cm" fo:margin-right="0cm" fo:text-align="end" fo:text-indent="0cm" style:writing-mode="lr-tb"/>
    </style:style>
    <style:style style:name="P17" style:family="paragraph">
      <style:paragraph-properties fo:text-align="end" style:writing-mode="lr-tb"/>
    </style:style>
    <style:style style:name="P18" style:family="paragraph">
      <loext:graphic-properties draw:fill="none"/>
      <style:paragraph-properties fo:margin-left="0cm" fo:margin-right="0cm" fo:text-align="end" fo:text-indent="0cm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.102cm" fo:line-height="100%" fo:text-align="start" fo:text-indent="0cm"/>
    </style:style>
    <style:style style:name="P25" style:family="paragraph">
      <loext:graphic-properties draw:fill="none"/>
      <style:paragraph-properties fo:margin-top="0cm" fo:margin-bottom="0.102cm" fo:text-align="justify"/>
      <style:text-properties fo:font-size="9pt" style:font-size-asian="9pt" style:font-size-complex="9pt"/>
    </style:style>
    <style:style style:name="P26" style:family="paragraph">
      <loext:graphic-properties draw:fill="none"/>
      <style:paragraph-properties fo:margin-top="0cm" fo:margin-bottom="0.102cm" fo:text-align="start"/>
      <style:text-properties fo:font-size="9pt" style:font-size-asian="9pt" style:font-size-complex="9pt"/>
    </style:style>
    <style:style style:name="P27" style:family="paragraph">
      <loext:graphic-properties draw:fill="none"/>
      <style:paragraph-properties fo:text-align="start" style:writing-mode="lr-tb"/>
      <style:text-properties fo:font-size="10pt" fo:letter-spacing="0.06cm" style:font-size-asian="10pt" style:font-size-complex="10pt"/>
    </style:style>
    <style:style style:name="T1" style:family="text">
      <style:text-properties fo:color="#343a40" style:font-name="Keraleeyam" fo:font-size="24pt" fo:font-weight="bold" style:font-size-asian="24pt" style:font-name-complex="SairaExtraCondensed" style:font-size-complex="24pt" style:font-weight-complex="bold"/>
    </style:style>
    <style:style style:name="T2" style:family="text">
      <style:text-properties fo:color="#12a8a4" style:font-name="Keraleeyam" fo:font-size="24pt" fo:font-weight="bold" style:font-size-asian="24pt" style:font-name-complex="SairaExtraCondensed" style:font-size-complex="24pt" style:font-weight-complex="bold"/>
    </style:style>
    <style:style style:name="T3" style:family="text">
      <style:text-properties fo:font-variant="normal" fo:text-transform="none" fo:color="#868e96" style:text-outline="false" style:text-line-through-style="none" style:text-line-through-type="none" style:font-name="Keraleeyam" fo:font-size="9pt" fo:letter-spacing="0.06cm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SairaExtraCondensedMedium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68e96" style:font-name="Keraleeyam" fo:font-size="11pt" style:font-size-asian="11pt" style:font-name-complex="SairaExtraCondensedMedium" style:font-size-complex="11pt"/>
    </style:style>
    <style:style style:name="T5" style:family="text">
      <style:text-properties fo:color="#12a8a4" style:font-name="Keraleeyam" fo:font-size="11pt" style:font-size-asian="11pt" style:font-name-complex="SairaExtraCondensedMedium" style:font-size-complex="11pt"/>
    </style:style>
    <style:style style:name="T6" style:family="text">
      <style:text-properties fo:color="#868e96" style:font-name="Muliular" fo:font-size="7pt" style:font-size-asian="13.8999996185303pt" style:font-name-complex="Muliular" style:font-size-complex="13.8999996185303pt"/>
    </style:style>
    <style:style style:name="T7" style:family="text">
      <style:text-properties fo:color="#868e96" style:font-name="Muliular" fo:font-size="8pt" style:font-size-asian="14pt" style:font-name-complex="Muliular" style:font-size-complex="14pt"/>
    </style:style>
    <style:style style:name="T8" style:family="text">
      <style:text-properties fo:color="#343a40" style:font-name="Keraleeyam" fo:font-size="18pt" fo:font-weight="bold" style:font-size-asian="18pt" style:font-name-complex="SairaExtraCondensed" style:font-size-complex="18pt" style:font-weight-complex="bold"/>
    </style:style>
    <style:style style:name="T9" style:family="text">
      <style:text-properties fo:color="#868e96" style:font-name="Keraleeyam" fo:font-size="12pt" fo:font-weight="normal" style:font-size-asian="12pt" style:font-weight-asian="normal" style:font-name-complex="SairaExtraCondensedMedium" style:font-size-complex="12pt" style:font-weight-complex="normal"/>
    </style:style>
    <style:style style:name="T10" style:family="text">
      <style:text-properties fo:color="#808080" style:font-name="Muliular" fo:font-size="8pt" fo:font-weight="bold" style:font-size-asian="8pt" style:font-weight-asian="bold" style:font-name-complex="Muliular" style:font-size-complex="8pt" style:font-weight-complex="bold"/>
    </style:style>
    <style:style style:name="T11" style:family="text">
      <style:text-properties fo:color="#12a8a4" style:font-name="Muliular" fo:font-size="9pt" style:font-size-asian="9pt" style:font-name-complex="Muliular" style:font-size-complex="9pt"/>
    </style:style>
    <style:style style:name="T12" style:family="text">
      <style:text-properties fo:color="#868e96" style:font-name="Muliular" fo:font-size="8pt" style:font-size-asian="8pt" style:font-name-complex="Muliular" style:font-size-complex="8pt"/>
    </style:style>
    <style:style style:name="T13" style:family="text">
      <style:text-properties fo:color="#868e96" style:font-name="Keraleeyam" fo:font-size="12pt" style:font-size-asian="12pt" style:font-name-complex="SairaExtraCondensedMedium" style:font-size-complex="12pt"/>
    </style:style>
    <style:style style:name="T14" style:family="text">
      <style:text-properties fo:color="#999999" style:font-name="Muliular" fo:font-size="8pt" fo:font-weight="bold" style:font-size-asian="8pt" style:font-weight-asian="bold" style:font-name-complex="Muliular" style:font-size-complex="8pt" style:font-weight-complex="bold"/>
    </style:style>
    <style:style style:name="T15" style:family="text">
      <style:text-properties fo:color="#868e96" style:font-name="Muliular" fo:font-size="8pt" fo:font-weight="bold" style:font-size-asian="8pt" style:font-weight-asian="bold" style:font-name-complex="Muliular" style:font-size-complex="8pt" style:font-weight-complex="bold"/>
    </style:style>
    <style:style style:name="T16" style:family="text">
      <style:text-properties fo:color="#868e96" style:font-name="Muliular" fo:font-size="9pt" style:font-size-asian="9pt" style:font-name-complex="Muliular" style:font-size-complex="9pt"/>
    </style:style>
    <style:style style:name="T17" style:family="text">
      <style:text-properties fo:color="#868e96" style:font-name="Muliular" fo:font-size="10pt" fo:letter-spacing="0.06cm" style:font-size-asian="10pt" style:font-name-complex="Muli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17cm" svg:height="2.546cm" svg:x="1.076cm" svg:y="1cm">
          <draw:text-box>
            <text:p text:style-name="P1"><text:span text:style-name="T1">PABLO </text:span><text:span text:style-name="T2">ARROYO </text:span><text:span text:style-name="T2">NOE</text:span></text:p>
          </draw:text-box>
        </draw:frame>
        <draw:frame draw:style-name="gr2" draw:text-style-name="P4" draw:layer="layout" svg:width="8.585cm" svg:height="0.636cm" svg:x="12.222cm" svg:y="1.3cm">
          <draw:text-box>
            <text:p text:style-name="P3"><text:span text:style-name="T3">CARLOS ANTUNEZ </text:span><text:span text:style-name="T3">1875, APT 405 · </text:span><text:span text:style-name="T3">SANTIAGO, CHILE </text:span></text:p>
          </draw:text-box>
        </draw:frame>
        <draw:frame draw:style-name="gr3" draw:text-style-name="P5" draw:layer="layout" svg:width="8.266cm" svg:height="0.636cm" svg:x="13.568cm" svg:y="1.708cm">
          <draw:text-box>
            <text:p text:style-name="P1"><text:span text:style-name="T4">(+56) 9 5257 0855 · </text:span><text:span text:style-name="T5">PABLO.ARROYO.NOE@GMA</text:span><text:span text:style-name="T5">IL.COM</text:span></text:p>
          </draw:text-box>
        </draw:frame>
        <draw:frame draw:style-name="gr4" draw:text-style-name="P7" draw:layer="layout" svg:width="6.207cm" svg:height="3.995cm" svg:x="1cm" svg:y="1.889cm">
          <draw:text-box>
            <text:p text:style-name="P6"><text:span text:style-name="T6">Software development is not </text:span><text:span text:style-name="T6">just coding, it can be a </text:span><text:span text:style-name="T6">driving force for the </text:span><text:span text:style-name="T6">technology that is changing </text:span><text:span text:style-name="T6">the world for the better.</text:span></text:p>
            <text:p text:style-name="P6"><text:span text:style-name="T6"/></text:p>
            <text:p text:style-name="P6"><text:span text:style-name="T6">As an IT professional with </text:span><text:span text:style-name="T6">more than 6 years of </text:span><text:span text:style-name="T6">experience, I've understood </text:span><text:span text:style-name="T6">that Best Practices are not </text:span><text:span text:style-name="T6">enough to guarantee </text:span><text:span text:style-name="T6">exceptional software. A well </text:span><text:span text:style-name="T6">defined Architecture, </text:span><text:span text:style-name="T6">predicting System Qualities, </text:span><text:span text:style-name="T6">implementing Evolutionary </text:span><text:span text:style-name="T6">Prototyping, and enhancing </text:span><text:span text:style-name="T6">Stakeholder Communication </text:span><text:span text:style-name="T6">are, among others, what </text:span><text:span text:style-name="T6">sets apart functional </text:span><text:span text:style-name="T6">software from industry </text:span><text:span text:style-name="T6">game-changers.</text:span></text:p>
          </draw:text-box>
        </draw:frame>
        <draw:frame draw:style-name="gr5" draw:text-style-name="P9" draw:layer="layout" svg:width="12.7cm" svg:height="4.127cm" svg:x="7.867cm" svg:y="4.142cm">
          <draw:text-box>
            <text:p text:style-name="P8"><text:span text:style-name="T7">My work consists on </text:span><text:span text:style-name="T7">designing and </text:span><text:span text:style-name="T7">developing core </text:span><text:span text:style-name="T7">business software </text:span><text:span text:style-name="T7">solutions. These </text:span><text:span text:style-name="T7">solutions, require </text:span><text:span text:style-name="T7">scalable and available </text:span><text:span text:style-name="T7">infrastructure, paired </text:span><text:span text:style-name="T7">with highly modifiable </text:span><text:span text:style-name="T7">and interoperable </text:span><text:span text:style-name="T7">architecture, which has </text:span><text:span text:style-name="T7">to take in consideration </text:span><text:span text:style-name="T7">more than 8 </text:span><text:span text:style-name="T7">stakeholders.</text:span></text:p>
            <text:p text:style-name="P8"><text:span text:style-name="T6"/></text:p>
            <text:p text:style-name="P8"><text:span text:style-name="T7">Responsible for </text:span><text:span text:style-name="T7">supporting and guiding </text:span><text:span text:style-name="T7">the development team </text:span><text:span text:style-name="T7">by implementing good </text:span><text:span text:style-name="T7">practices and </text:span><text:span text:style-name="T7">establishing agile </text:span><text:span text:style-name="T7">software methodologies, </text:span><text:span text:style-name="T7">which allow the continual </text:span><text:span text:style-name="T7">expansion and </text:span><text:span text:style-name="T7">integration of our </text:span><text:span text:style-name="T7">software assets, adding </text:span><text:span text:style-name="T7">new functionality on a </text:span><text:span text:style-name="T7">regular basis.</text:span></text:p>
            <text:p text:style-name="P8"><text:span text:style-name="T6"/></text:p>
            <text:p text:style-name="P8"><text:span text:style-name="T7">Being part of the </text:span><text:span text:style-name="T7">Technology department, </text:span><text:span text:style-name="T7">we provide our internal </text:span><text:span text:style-name="T7">client with the proper </text:span><text:span text:style-name="T7">tools, attending their </text:span><text:span text:style-name="T7">needs and enabling </text:span><text:span text:style-name="T7">digital transformation.</text:span></text:p>
          </draw:text-box>
        </draw:frame>
        <draw:frame draw:style-name="gr6" draw:text-style-name="P10" draw:layer="layout" svg:width="5.43cm" svg:height="0.636cm" svg:x="8.112cm" svg:y="2.259cm">
          <draw:text-box>
            <text:p text:style-name="P1"><text:span text:style-name="T8">EXPERIENCE</text:span></text:p>
          </draw:text-box>
        </draw:frame>
        <draw:frame draw:style-name="gr7" draw:text-style-name="P11" draw:layer="layout" svg:width="9.375cm" svg:height="0.424cm" svg:x="8.121cm" svg:y="3.645cm">
          <draw:text-box>
            <text:p text:style-name="P1"><text:span text:style-name="T9">SENIOR FULL STACK </text:span><text:span text:style-name="T9">SOFTWARE DEVELOPER</text:span></text:p>
          </draw:text-box>
        </draw:frame>
        <draw:frame draw:style-name="gr8" draw:text-style-name="P12" draw:layer="layout" svg:width="4.445cm" svg:height="0.424cm" svg:x="8.112cm" svg:y="3.175cm">
          <draw:text-box>
            <text:p text:style-name="P1"><text:span text:style-name="T10">Great Place To Work® </text:span><text:span text:style-name="T10">Chile</text:span></text:p>
          </draw:text-box>
        </draw:frame>
        <draw:frame draw:style-name="gr9" draw:text-style-name="P13" draw:layer="layout" svg:width="3.439cm" svg:height="0.424cm" svg:x="17.144cm" svg:y="3.144cm">
          <draw:text-box>
            <text:p text:style-name="P1"><text:span text:style-name="T11">March 2019 – Present</text:span></text:p>
          </draw:text-box>
        </draw:frame>
        <draw:frame draw:style-name="gr10" draw:text-style-name="P9" draw:layer="layout" svg:width="12.7cm" svg:height="2.891cm" svg:x="7.867cm" svg:y="9.643cm">
          <draw:text-box>
            <text:p text:style-name="P8"><text:span text:style-name="T12">Viewnia.com is an </text:span><text:span text:style-name="T12">innovative platform, that </text:span><text:span text:style-name="T12">brings the Patagonian </text:span><text:span text:style-name="T12">tourism to the world, in a </text:span><text:span text:style-name="T12">modern format.</text:span></text:p>
            <text:p text:style-name="P8"><text:span text:style-name="T12"/></text:p>
            <text:p text:style-name="P8"><text:span text:style-name="T12">Viewnia's founders </text:span><text:span text:style-name="T12">comisioned me with the </text:span><text:span text:style-name="T12">development and </text:span><text:span text:style-name="T12">deployment of a web </text:span><text:span text:style-name="T12">application. With them </text:span><text:span text:style-name="T12">and a team of designers, </text:span><text:span text:style-name="T12">we conceptualiced the </text:span><text:span text:style-name="T12">first MVP. Approaching </text:span><text:span text:style-name="T12">it's completion, I was not </text:span><text:span text:style-name="T12">only working as a </text:span><text:span text:style-name="T12">developer, but as a </text:span><text:span text:style-name="T12">technical leader, </text:span><text:span text:style-name="T12">providing technological </text:span><text:span text:style-name="T12">knowledge and </text:span><text:span text:style-name="T12">collaborating actively </text:span><text:span text:style-name="T12">with the business.</text:span></text:p>
          </draw:text-box>
        </draw:frame>
        <draw:frame draw:style-name="gr7" draw:text-style-name="P14" draw:layer="layout" svg:width="9.375cm" svg:height="0.424cm" svg:x="8.121cm" svg:y="9.146cm">
          <draw:text-box>
            <text:p text:style-name="P1"><text:span text:style-name="T13">TECHNICAL PROJECT LEAD</text:span></text:p>
          </draw:text-box>
        </draw:frame>
        <draw:frame draw:style-name="gr8" draw:text-style-name="P15" draw:layer="layout" svg:width="4.445cm" svg:height="0.424cm" svg:x="8.112cm" svg:y="8.676cm">
          <draw:text-box>
            <text:p text:style-name="P1"><text:span text:style-name="T14">Viewnia.com</text:span></text:p>
          </draw:text-box>
        </draw:frame>
        <draw:frame draw:style-name="gr11" draw:text-style-name="P18" draw:layer="layout" svg:width="4.715cm" svg:height="1.12cm" svg:x="15.889cm" svg:y="8.645cm">
          <draw:text-box>
            <text:p text:style-name="P16"><text:span text:style-name="T11">October 2017 – </text:span><text:span text:style-name="T11">January 2020</text:span></text:p>
            <text:p text:style-name="P17"><text:span text:style-name="T11"/></text:p>
          </draw:text-box>
        </draw:frame>
        <draw:frame draw:style-name="gr12" draw:text-style-name="P19" draw:layer="layout" svg:width="12.7cm" svg:height="3.509cm" svg:x="7.867cm" svg:y="13.944cm">
          <draw:text-box>
            <text:p text:style-name="P8"><text:span text:style-name="T7">As a freelance software </text:span><text:span text:style-name="T7">solutions provider, I </text:span><text:span text:style-name="T7">encountered a new world </text:span><text:span text:style-name="T7">of knowledge and </text:span><text:span text:style-name="T7">oportunity. This was, to </text:span><text:span text:style-name="T7">date, my most complete </text:span><text:span text:style-name="T7">and versatile work </text:span><text:span text:style-name="T7">experience, since I had </text:span><text:span text:style-name="T7">to simultaneously seek </text:span><text:span text:style-name="T7">for jobs while designing, </text:span><text:span text:style-name="T7">developing and </text:span><text:span text:style-name="T7">executing projects. A </text:span><text:span text:style-name="T7">demanding job of self </text:span><text:span text:style-name="T7">discovery, fulfilling many </text:span><text:span text:style-name="T7">roles and being </text:span><text:span text:style-name="T7">responsible for the </text:span><text:span text:style-name="T7">complete cycle of </text:span><text:span text:style-name="T7">Software Projects, I was </text:span><text:span text:style-name="T7">not only able to evaluate </text:span><text:span text:style-name="T7">my interests and </text:span><text:span text:style-name="T7">strengths, but also test </text:span><text:span text:style-name="T7">my capacity and </text:span><text:span text:style-name="T7">adaptability on several </text:span><text:span text:style-name="T7">and diverse challenges.</text:span></text:p>
            <text:p text:style-name="P8"><text:span text:style-name="T6"/></text:p>
            <text:p text:style-name="P8"><text:span text:style-name="T7">Projects include complex </text:span><text:span text:style-name="T7">web plaforms built with </text:span><text:span text:style-name="T7">Ruby On Rails, e-</text:span><text:span text:style-name="T7">commerce sites built </text:span><text:span text:style-name="T7">with Shopify and Spree </text:span><text:span text:style-name="T7">and websites built with </text:span><text:span text:style-name="T7">React or vanilla HTML </text:span><text:span text:style-name="T7">and CSS.</text:span></text:p>
          </draw:text-box>
        </draw:frame>
        <draw:frame draw:style-name="gr7" draw:text-style-name="P14" draw:layer="layout" svg:width="9.375cm" svg:height="0.424cm" svg:x="8.121cm" svg:y="13.447cm">
          <draw:text-box>
            <text:p text:style-name="P1"><text:span text:style-name="T13">SOFTWARE SOLUTIONS </text:span><text:span text:style-name="T13">PROVIDER</text:span></text:p>
          </draw:text-box>
        </draw:frame>
        <draw:frame draw:style-name="gr8" draw:text-style-name="P20" draw:layer="layout" svg:width="4.445cm" svg:height="0.424cm" svg:x="8.112cm" svg:y="12.977cm">
          <draw:text-box>
            <text:p text:style-name="P1"><text:span text:style-name="T15">Freelance</text:span></text:p>
          </draw:text-box>
        </draw:frame>
        <draw:frame draw:style-name="gr13" draw:text-style-name="P21" draw:layer="layout" svg:width="3.736cm" svg:height="0.747cm" svg:x="16.844cm" svg:y="12.946cm">
          <draw:text-box>
            <text:p text:style-name="P1"><text:span text:style-name="T11">July 2014 – March </text:span><text:span text:style-name="T11">2019</text:span></text:p>
          </draw:text-box>
        </draw:frame>
        <draw:frame draw:style-name="gr7" draw:text-style-name="P14" draw:layer="layout" svg:width="9.375cm" svg:height="0.424cm" svg:x="8.821cm" svg:y="19.248cm">
          <draw:text-box>
            <text:p text:style-name="P1"><text:span text:style-name="T13">INDUSTRIAL ENGINEERING</text:span></text:p>
          </draw:text-box>
        </draw:frame>
        <draw:frame draw:style-name="gr14" draw:text-style-name="P21" draw:layer="layout" svg:width="8.001cm" svg:height="0.747cm" svg:x="8.812cm" svg:y="18.778cm">
          <draw:text-box>
            <text:p text:style-name="P1"><text:span text:style-name="T16">Universidad Técnica </text:span><text:span text:style-name="T16">Federico Santa María</text:span></text:p>
          </draw:text-box>
        </draw:frame>
        <draw:frame draw:style-name="gr15" draw:text-style-name="P21" draw:layer="layout" svg:width="1.992cm" svg:height="0.747cm" svg:x="17.644cm" svg:y="18.747cm">
          <draw:text-box>
            <text:p text:style-name="P1"><text:span text:style-name="T11">2009 – 2014</text:span></text:p>
            <text:p text:style-name="P1"><text:span text:style-name="T11"/></text:p>
          </draw:text-box>
        </draw:frame>
        <draw:frame draw:style-name="gr6" draw:text-style-name="P10" draw:layer="layout" svg:width="5.43cm" svg:height="0.636cm" svg:x="8.112cm" svg:y="17.859cm">
          <draw:text-box>
            <text:p text:style-name="P1"><text:span text:style-name="T8">EDUCATION</text:span></text:p>
          </draw:text-box>
        </draw:frame>
        <draw:frame draw:style-name="gr7" draw:text-style-name="P14" draw:layer="layout" svg:width="9.375cm" svg:height="0.424cm" svg:x="8.816cm" svg:y="20.749cm">
          <draw:text-box>
            <text:p text:style-name="P1"><text:span text:style-name="T13">AGRICULTURAL </text:span><text:span text:style-name="T13">SCIENCES</text:span></text:p>
          </draw:text-box>
        </draw:frame>
        <draw:frame draw:style-name="gr14" draw:text-style-name="P21" draw:layer="layout" svg:width="8.001cm" svg:height="0.747cm" svg:x="8.807cm" svg:y="20.279cm">
          <draw:text-box>
            <text:p text:style-name="P1"><text:span text:style-name="T16">Pontifi</text:span><text:span text:style-name="T16">cia </text:span><text:span text:style-name="T16">Univer</text:span><text:span text:style-name="T16">sidad </text:span><text:span text:style-name="T16">Católic</text:span><text:span text:style-name="T16">a de </text:span><text:span text:style-name="T16">Chile</text:span></text:p>
            <text:p text:style-name="P1"><text:span text:style-name="T16"/></text:p>
          </draw:text-box>
        </draw:frame>
        <draw:frame draw:style-name="gr16" draw:text-style-name="P21" draw:layer="layout" svg:width="1.945cm" svg:height="1.12cm" svg:x="17.639cm" svg:y="20.148cm">
          <draw:text-box>
            <text:p text:style-name="P1"><text:span text:style-name="T11">2007 - 2008</text:span></text:p>
            <text:p text:style-name="P1"><text:span text:style-name="T11"/></text:p>
            <text:p text:style-name="P1"><text:span text:style-name="T11"/></text:p>
          </draw:text-box>
        </draw:frame>
        <draw:frame draw:style-name="gr7" draw:text-style-name="P14" draw:layer="layout" svg:width="9.375cm" svg:height="0.424cm" svg:x="8.811cm" svg:y="22.349cm">
          <draw:text-box>
            <text:p text:style-name="P1"><text:span text:style-name="T13">INTERNATIONAL </text:span><text:span text:style-name="T13">BACCALAUREATE </text:span><text:span text:style-name="T13">ENGLISH SCHOOL</text:span></text:p>
          </draw:text-box>
        </draw:frame>
        <draw:frame draw:style-name="gr14" draw:text-style-name="P21" draw:layer="layout" svg:width="8.001cm" svg:height="0.747cm" svg:x="8.802cm" svg:y="21.879cm">
          <draw:text-box>
            <text:p text:style-name="P1"><text:span text:style-name="T16">Fundación </text:span><text:span text:style-name="T16">Educacional </text:span><text:span text:style-name="T16">Santiago </text:span><text:span text:style-name="T16">College</text:span></text:p>
          </draw:text-box>
        </draw:frame>
        <draw:frame draw:style-name="gr16" draw:text-style-name="P21" draw:layer="layout" svg:width="1.945cm" svg:height="1.12cm" svg:x="17.634cm" svg:y="21.848cm">
          <draw:text-box>
            <text:p text:style-name="P1"><text:span text:style-name="T11">1992 - </text:span><text:span text:style-name="T11">2006</text:span></text:p>
            <text:p text:style-name="P1"><text:span text:style-name="T11"/></text:p>
            <text:p text:style-name="P1"><text:span text:style-name="T11"/></text:p>
          </draw:text-box>
        </draw:frame>
        <draw:custom-shape draw:style-name="gr17" draw:text-style-name="P22" draw:layer="layout" svg:width="5.588cm" svg:height="9.987cm" svg:x="1.254cm" svg:y="7.053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4.931cm" svg:height="0.424cm" svg:x="2.222cm" svg:y="7.447cm">
          <draw:text-box>
            <text:p text:style-name="P1"><text:span text:style-name="T13">SOFTWARE KNOWLEDGE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CAL PROJECT LEAD</text:span></text:p>
          </draw:text-box>
        </draw:frame>
        <draw:frame draw:style-name="gr7" draw:text-style-name="P14" draw:layer="layout" svg:width="9.375cm" svg:height="0.424cm" svg:x="8.122cm" svg:y="9.146cm">
          <draw:text-box>
            <text:p text:style-name="P1"><text:span text:style-name="T13">TECHNICAL PROJECT LEAD</text:span></text:p>
          </draw:text-box>
        </draw:frame>
        <draw:frame draw:style-name="gr19" draw:text-style-name="P23" draw:layer="layout" svg:width="6.208cm" svg:height="2.561cm" svg:x="2.2cm" svg:y="7.79cm">
          <draw:text-box>
            <text:p text:style-name="P6"><text:span text:style-name="T12">· Design Patterns</text:span></text:p>
            <text:p text:style-name="P6"><text:span text:style-name="T12">· Architectural Design</text:span></text:p>
            <text:p text:style-name="P6"><text:span text:style-name="T12">· Backend Development</text:span></text:p>
            <text:p text:style-name="P6"><text:span text:style-name="T12">· Frontend Development</text:span></text:p>
            <text:p text:style-name="P6"><text:span text:style-name="T12">· APIs and Integrations</text:span></text:p>
            <text:p text:style-name="P6"><text:span text:style-name="T12">· Database Design</text:span></text:p>
            <text:p text:style-name="P6"><text:span text:style-name="T12">· Security</text:span></text:p>
          </draw:text-box>
        </draw:frame>
        <draw:frame draw:style-name="gr18" draw:text-style-name="P14" draw:layer="layout" svg:width="4.931cm" svg:height="0.424cm" svg:x="2.165cm" svg:y="13.994cm">
          <draw:text-box>
            <text:p text:style-name="P1"><text:span text:style-name="T13">TECHNICAL SKILLS</text:span></text:p>
          </draw:text-box>
        </draw:frame>
        <draw:frame draw:style-name="gr19" draw:text-style-name="P23" draw:layer="layout" svg:width="6.208cm" svg:height="2.561cm" svg:x="2.143cm" svg:y="14.337cm">
          <draw:text-box>
            <text:p text:style-name="P6"><text:span text:style-name="T12">· Version Control</text:span></text:p>
            <text:p text:style-name="P6"><text:span text:style-name="T12">· Algorithms</text:span></text:p>
            <text:p text:style-name="P6"><text:span text:style-name="T12">· Dev Ops</text:span></text:p>
            <text:p text:style-name="P6"><text:span text:style-name="T12">· Optimization</text:span></text:p>
            <text:p text:style-name="P6"><text:span text:style-name="T12">· Responsive Design</text:span></text:p>
            <text:p text:style-name="P6"><text:span text:style-name="T12">· Scripting</text:span></text:p>
            <text:p text:style-name="P6"><text:span text:style-name="T12">· Testing</text:span></text:p>
          </draw:text-box>
        </draw:frame>
        <draw:frame draw:style-name="gr18" draw:text-style-name="P14" draw:layer="layout" svg:width="4.931cm" svg:height="0.424cm" svg:x="2.28cm" svg:y="10.543cm">
          <draw:text-box>
            <text:p text:style-name="P1"><text:span text:style-name="T13">INDUSTRY KNOWLEDGE</text:span></text:p>
          </draw:text-box>
        </draw:frame>
        <draw:frame draw:style-name="gr20" draw:text-style-name="P23" draw:layer="layout" svg:width="6.208cm" svg:height="2.891cm" svg:x="2.158cm" svg:y="10.886cm">
          <draw:text-box>
            <text:p text:style-name="P8"><text:span text:style-name="T12">· Team Leadership</text:span></text:p>
            <text:p text:style-name="P6"><text:span text:style-name="T12">· Digital Transformation</text:span></text:p>
            <text:p text:style-name="P6"><text:span text:style-name="T12">· Agile Methodologies</text:span></text:p>
            <text:p text:style-name="P6"><text:span text:style-name="T12">· Strategic Planning</text:span></text:p>
            <text:p text:style-name="P6"><text:span text:style-name="T12">· UI Design</text:span></text:p>
            <text:p text:style-name="P6"><text:span text:style-name="T12">· UX Principles</text:span></text:p>
            <text:p text:style-name="P6"><text:span text:style-name="T12">· Graphic Design</text:span></text:p>
            <text:p text:style-name="P6"><text:span text:style-name="T12">· Digital Marketing</text:span></text:p>
          </draw:text-box>
        </draw:frame>
        <draw:frame draw:style-name="gr21" draw:text-style-name="P14" draw:layer="layout" svg:width="5.901cm" svg:height="0.424cm" svg:x="1.322cm" svg:y="17.747cm">
          <draw:text-box>
            <text:p text:style-name="P1"><text:span text:style-name="T13">PROGRAMMING &amp; </text:span><text:span text:style-name="T13">MARKUP LANGUAGES</text:span></text:p>
          </draw:text-box>
        </draw:frame>
        <draw:frame draw:style-name="gr22" draw:text-style-name="P25" draw:layer="layout" svg:width="6.208cm" svg:height="1.349cm" svg:x="1.2cm" svg:y="18.09cm">
          <draw:text-box>
            <text:p text:style-name="P24"><text:span text:style-name="T16">Ruby, JavaScript, </text:span><text:span text:style-name="T16">Python </text:span></text:p>
            <text:p text:style-name="P24"><text:span text:style-name="T16">C#, C++, SQL, HTML, </text:span><text:span text:style-name="T16">CSS</text:span></text:p>
          </draw:text-box>
        </draw:frame>
        <draw:frame draw:style-name="gr21" draw:text-style-name="P14" draw:layer="layout" svg:width="5.901cm" svg:height="0.424cm" svg:x="1.322cm" svg:y="19.547cm">
          <draw:text-box>
            <text:p text:style-name="P1"><text:span text:style-name="T13">FRAMEWORKS, TOOLS &amp; </text:span><text:span text:style-name="T13">TECH</text:span></text:p>
          </draw:text-box>
        </draw:frame>
        <draw:frame draw:style-name="gr23" draw:text-style-name="P26" draw:layer="layout" svg:width="6.208cm" svg:height="1.574cm" svg:x="1.2cm" svg:y="19.89cm">
          <draw:text-box>
            <text:p text:style-name="P24"><text:span text:style-name="T16">Ruby on Rails, GIT, </text:span><text:span text:style-name="T16">AWS, Heroku</text:span></text:p>
            <text:p text:style-name="P24"><text:span text:style-name="T16">React.Js, Docker, </text:span><text:span text:style-name="T16">Kubernetes</text:span></text:p>
            <text:p text:style-name="P24"><text:span text:style-name="T16">Linux, Sass, Node.js, </text:span><text:span text:style-name="T16">Unity3d</text:span></text:p>
          </draw:text-box>
        </draw:frame>
        <draw:frame draw:style-name="gr6" draw:text-style-name="P10" draw:layer="layout" svg:width="5.43cm" svg:height="0.636cm" svg:x="1.254cm" svg:y="6.206cm">
          <draw:text-box>
            <text:p text:style-name="P1"><text:span text:style-name="T8">SKILLS</text:span></text:p>
          </draw:text-box>
        </draw:frame>
        <draw:frame draw:style-name="gr24" draw:text-style-name="P19" draw:layer="layout" svg:width="12.7cm" svg:height="2.589cm" svg:x="7.867cm" svg:y="25.442cm">
          <draw:text-box>
            <text:p text:style-name="P8"><text:span text:style-name="T7">Providi</text:span><text:span text:style-name="T7">ng </text:span><text:span text:style-name="T7">emerg</text:span><text:span text:style-name="T7">ency </text:span><text:span text:style-name="T7">housin</text:span><text:span text:style-name="T7">g for </text:span><text:span text:style-name="T7">people </text:span><text:span text:style-name="T7">across </text:span><text:span text:style-name="T7">Chile </text:span><text:span text:style-name="T7">and </text:span><text:span text:style-name="T7">Paragu</text:span><text:span text:style-name="T7">ay, </text:span><text:span text:style-name="T7">speciall</text:span><text:span text:style-name="T7">y after </text:span><text:span text:style-name="T7">the </text:span><text:span text:style-name="T7">2010 </text:span><text:span text:style-name="T7">earthq</text:span><text:span text:style-name="T7">uake </text:span><text:span text:style-name="T7">catastr</text:span><text:span text:style-name="T7">ophe. </text:span><text:span text:style-name="T7">Collabo</text:span><text:span text:style-name="T7">rated </text:span><text:span text:style-name="T7">as a </text:span><text:span text:style-name="T7">squad </text:span><text:span text:style-name="T7">memb</text:span><text:span text:style-name="T7">er, </text:span><text:span text:style-name="T7">truck </text:span><text:span text:style-name="T7">driver, </text:span><text:span text:style-name="T7">resourc</text:span><text:span text:style-name="T7">e </text:span><text:span text:style-name="T7">manag</text:span><text:span text:style-name="T7">er, </text:span><text:span text:style-name="T7">recruit</text:span><text:span text:style-name="T7">er and </text:span><text:span text:style-name="T7">field </text:span><text:span text:style-name="T7">operati</text:span><text:span text:style-name="T7">on </text:span><text:span text:style-name="T7">supervi</text:span><text:span text:style-name="T7">sor, </text:span><text:span text:style-name="T7">contrib</text:span><text:span text:style-name="T7">uting </text:span><text:span text:style-name="T7">with </text:span><text:span text:style-name="T7">the </text:span><text:span text:style-name="T7">creatio</text:span><text:span text:style-name="T7">n of </text:span><text:span text:style-name="T7">over </text:span><text:span text:style-name="T7">150 </text:span><text:span text:style-name="T7">new </text:span><text:span text:style-name="T7">homes </text:span><text:span text:style-name="T7">and </text:span><text:span text:style-name="T7">repairi</text:span><text:span text:style-name="T7">ng of </text:span><text:span text:style-name="T7">many </text:span><text:span text:style-name="T7">others.</text:span></text:p>
            <text:p text:style-name="P8"><text:span text:style-name="T6"/></text:p>
            <text:p text:style-name="P8"><text:span text:style-name="T6"/></text:p>
          </draw:text-box>
        </draw:frame>
        <draw:frame draw:style-name="gr6" draw:text-style-name="P10" draw:layer="layout" svg:width="5.43cm" svg:height="0.636cm" svg:x="8.112cm" svg:y="23.559cm">
          <draw:text-box>
            <text:p text:style-name="P1"><text:span text:style-name="T8">VOLUNTEERIN</text:span><text:span text:style-name="T8">G</text:span></text:p>
          </draw:text-box>
        </draw:frame>
        <draw:frame draw:style-name="gr25" draw:text-style-name="P11" draw:layer="layout" svg:width="9.375cm" svg:height="0.847cm" svg:x="8.121cm" svg:y="24.945cm">
          <draw:text-box>
            <text:p text:style-name="P1"><text:span text:style-name="T9">FIELD SUPERVISOR</text:span></text:p>
            <text:p text:style-name="P1"><text:span text:style-name="T9"/></text:p>
          </draw:text-box>
        </draw:frame>
        <draw:frame draw:style-name="gr8" draw:text-style-name="P12" draw:layer="layout" svg:width="4.445cm" svg:height="0.424cm" svg:x="8.112cm" svg:y="24.475cm">
          <draw:text-box>
            <text:p text:style-name="P1"><text:span text:style-name="T10">Fundación TECHO</text:span></text:p>
          </draw:text-box>
        </draw:frame>
        <draw:frame draw:style-name="gr26" draw:text-style-name="P13" draw:layer="layout" svg:width="1.992cm" svg:height="0.424cm" svg:x="18.644cm" svg:y="24.444cm">
          <draw:text-box>
            <text:p text:style-name="P1"><text:span text:style-name="T11">2006 – </text:span><text:span text:style-name="T11">2014</text:span></text:p>
          </draw:text-box>
        </draw:frame>
        <draw:frame draw:style-name="gr21" draw:text-style-name="P14" draw:layer="layout" svg:width="5.901cm" svg:height="0.424cm" svg:x="1.322cm" svg:y="21.949cm">
          <draw:text-box>
            <text:p text:style-name="P1"><text:span text:style-name="T13">LANGUAGES</text:span></text:p>
          </draw:text-box>
        </draw:frame>
        <draw:frame draw:style-name="gr23" draw:text-style-name="P26" draw:layer="layout" svg:width="6.208cm" svg:height="1.574cm" svg:x="1.2cm" svg:y="22.292cm">
          <draw:text-box>
            <text:p text:style-name="P24"><text:span text:style-name="T16">Spanish · Native <text:s text:c="3"/></text:span></text:p>
            <text:p text:style-name="P24"><text:span text:style-name="T16">English <text:s/>· Proficient <text:s/></text:span><text:span text:style-name="T16"><text:s/></text:span></text:p>
            <text:p text:style-name="P24"><text:span text:style-name="T16">French <text:s text:c="2"/>· Reading </text:span><text:span text:style-name="T16">&amp; Writing</text:span></text:p>
          </draw:text-box>
        </draw:frame>
        <draw:frame draw:style-name="gr21" draw:text-style-name="P14" draw:layer="layout" svg:width="5.901cm" svg:height="0.424cm" svg:x="1.322cm" svg:y="24.25cm">
          <draw:text-box>
            <text:p text:style-name="P1"><text:span text:style-name="T13">INTERESTS &amp; HOBBIES</text:span></text:p>
          </draw:text-box>
        </draw:frame>
        <draw:frame draw:style-name="gr27" draw:text-style-name="P26" draw:layer="layout" svg:width="6.208cm" svg:height="2.524cm" svg:x="1.2cm" svg:y="24.593cm">
          <draw:text-box>
            <text:p text:style-name="P24"><text:span text:style-name="T16">Sustainability</text:span></text:p>
            <text:p text:style-name="P24"><text:span text:style-name="T16">Science</text:span></text:p>
            <text:p text:style-name="P24"><text:span text:style-name="T16">Trekking &amp; Adventure</text:span></text:p>
            <text:p text:style-name="P24"><text:span text:style-name="T16">Traveling and Society</text:span></text:p>
            <text:p text:style-name="P24"><text:span text:style-name="T16">Culture</text:span></text:p>
          </draw:text-box>
        </draw:frame>
        <draw:frame draw:style-name="gr28" draw:text-style-name="P27" draw:layer="layout" svg:width="3.486cm" svg:height="0.747cm" svg:x="15.367cm" svg:y="0.775cm">
          <draw:text-box>
            <text:p text:style-name="P1"><text:span text:style-name="T17">PABLONOE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ular" svg:font-family="Muliular"/>
    <style:font-face style:name="SairaExtraCondensed" svg:font-family="SairaExtraCondensed"/>
    <style:font-face style:name="SairaExtraCondensedMedium" svg:font-family="SairaExtraCondensedMedium"/>
    <style:font-face style:name="Keraleeyam" svg:font-family="Keraleey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1:46:24.449952437</meta:creation-date>
    <dc:date>2020-04-30T15:16:51.069498976</dc:date>
    <meta:editing-duration>PT1H5M34S</meta:editing-duration>
    <meta:editing-cycles>20</meta:editing-cycles>
    <meta:generator>LibreOffice/6.0.7.3$Linux_X86_64 LibreOffice_project/00m0$Build-3</meta:generator>
    <meta:document-statistic meta:object-count="51"/>
  </office:meta>
</office:document-meta>
</file>